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9.721cm" fo:min-width="11.249cm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1.584cm" fo:min-width="2.985cm" draw:shadow="visible" draw:shadow-offset-x="0.102cm" draw:shadow-offset-y="0.102cm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3.761cm" fo:min-width="4.019cm" draw:shadow="visible" draw:shadow-offset-x="0.102cm" draw:shadow-offset-y="0.102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 style:list-style-name="L2">
      <style:graphic-properties draw:stroke="none" svg:stroke-color="#000000" draw:fill="none" draw:fill-color="#ffffff" fo:min-height="1.909cm"/>
    </style:style>
    <style:style style:name="gr6" style:family="graphic" style:parent-style-name="standard">
      <style:graphic-properties svg:stroke-color="#000000" draw:fill-color="#eeeeee" draw:textarea-horizontal-align="justify" draw:textarea-vertical-align="middle" draw:auto-grow-height="false" fo:min-height="1.356cm" fo:min-width="4.408cm" draw:shadow="visible" draw:shadow-offset-x="0.102cm" draw:shadow-offset-y="0.102cm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47cm" fo:min-width="0.22cm" draw:shadow="visible" draw:shadow-offset-x="0.102cm" draw:shadow-offset-y="0.102cm"/>
    </style:style>
    <style:style style:name="gr9" style:family="graphic" style:parent-style-name="standard">
      <style:graphic-properties draw:stroke="none" svg:stroke-color="#000000" draw:fill="none" draw:fill-color="#ffffff" fo:min-height="0.639cm"/>
    </style:style>
    <style:style style:name="gr10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1" style:family="graphic" style:parent-style-name="standard">
      <style:graphic-properties svg:stroke-color="#000000" draw:fill-color="#dddddd" draw:textarea-horizontal-align="justify" draw:textarea-vertical-align="middle" draw:auto-grow-height="false" fo:min-height="4.283cm" fo:min-width="3.398cm" draw:shadow="visible" draw:shadow-offset-x="0.102cm" draw:shadow-offset-y="0.102cm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1.417cm" fo:min-width="1.533cm" draw:shadow="visible" draw:shadow-offset-x="0.102cm" draw:shadow-offset-y="0.102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782cm" fo:min-width="2.675cm" draw:shadow="visible" draw:shadow-offset-x="0.102cm" draw:shadow-offset-y="0.102cm"/>
    </style:style>
    <style:style style:name="gr14" style:family="graphic" style:parent-style-name="standard">
      <style:graphic-properties svg:stroke-color="#000000" draw:fill-color="#eeeeee" draw:textarea-horizontal-align="justify" draw:textarea-vertical-align="middle" draw:auto-grow-height="false" fo:min-height="2.157cm" fo:min-width="4.701cm" draw:shadow="visible" draw:shadow-offset-x="0.102cm" draw:shadow-offset-y="0.102cm"/>
    </style:style>
    <style:style style:name="gr15" style:family="graphic" style:parent-style-name="standard">
      <style:graphic-properties draw:stroke="none" svg:stroke-color="#000000" draw:fill="none" draw:fill-color="#ffffff" fo:min-height="1.528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svg:stroke-color="#000000" draw:fill-color="#eeeeee" draw:textarea-horizontal-align="justify" draw:textarea-vertical-align="middle" draw:auto-grow-height="false" fo:min-height="3.533cm" fo:min-width="4.553cm" draw:shadow="visible" draw:shadow-offset-x="0.102cm" draw:shadow-offset-y="0.102cm"/>
    </style:style>
    <style:style style:name="gr18" style:family="graphic" style:parent-style-name="standard" style:list-style-name="L2">
      <style:graphic-properties draw:stroke="none" svg:stroke-color="#000000" draw:fill="none" draw:fill-color="#ffffff" fo:min-height="2.20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 draw:fill-color="#ffffff"/>
      <style:paragraph-properties fo:text-align="start" style:writing-mode="lr-tb"/>
      <style:text-properties fo:font-size="14pt" style:font-size-asian="18pt" style:font-size-complex="18pt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6pt" style:font-size-asian="18pt" style:font-size-complex="18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827cm" svg:height="11.049cm" svg:x="8.493cm" svg:y="7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683cm" svg:height="2.032cm" svg:x="16.621cm" svg:y="8.4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953cm" svg:height="4.445cm" svg:x="15.351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3.048cm" svg:height="1.673cm" svg:x="17.002cm" svg:y="8.725cm">
          <draw:text-box>
            <text:p text:style-name="P3">Replica Node</text:p>
          </draw:text-box>
        </draw:frame>
        <draw:frame draw:style-name="gr4" draw:text-style-name="P4" draw:layer="layout" svg:width="4.318cm" svg:height="1.673cm" svg:x="15.605cm" svg:y="11.795cm">
          <draw:text-box>
            <text:p text:style-name="P3">Internal DCP Clients</text:p>
          </draw:text-box>
        </draw:frame>
        <draw:frame draw:style-name="gr5" draw:text-style-name="P6" draw:layer="layout" svg:width="2.667cm" svg:height="2.159cm" svg:x="16.24cm" svg:y="13.446cm">
          <draw:text-box>
            <text:list text:style-name="L2">
              <text:list-item>
                <text:p text:style-name="P5"><text:span text:style-name="T1">FTS</text:span></text:p>
              </text:list-item>
              <text:list-item>
                <text:p text:style-name="P5"><text:span text:style-name="T1">GTS</text:span></text:p>
              </text:list-item>
              <text:list-item>
                <text:p text:style-name="P5"><text:span text:style-name="T1">XDCR</text:span></text:p>
              </text:list-item>
            </text:list>
          </draw:text-box>
        </draw:frame>
        <draw:custom-shape draw:style-name="gr6" draw:text-style-name="P7" draw:layer="layout" svg:width="5.08cm" svg:height="1.778cm" svg:x="9.001cm" svg:y="4.6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4.191cm" svg:height="1.016cm" svg:x="9.636cm" svg:y="5.064cm">
          <draw:text-box>
            <text:p>SDK Clients</text:p>
          </draw:text-box>
        </draw:frame>
        <draw:g>
          <draw:custom-shape draw:style-name="gr8" draw:text-style-name="P1" draw:layer="layout" svg:width="1.016cm" svg:height="1.016cm" svg:x="10.144cm" svg:y="6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9" draw:layer="layout" svg:width="1.016cm" svg:height="0.889cm" svg:x="10.144cm" svg:y="6.144cm">
            <draw:text-box>
              <text:p text:style-name="P3"><text:span text:style-name="T2">1</text:span></text:p>
            </draw:text-box>
          </draw:frame>
        </draw:g>
        <draw:line draw:style-name="gr10" draw:text-style-name="P10" draw:layer="layout" svg:x1="11.592cm" svg:y1="6.588cm" svg:x2="11.592cm" svg:y2="8.239cm">
          <text:p/>
        </draw:line>
        <draw:g>
          <draw:custom-shape draw:style-name="gr11" draw:text-style-name="P2" draw:layer="layout" svg:width="4.318cm" svg:height="4.953cm" svg:x="9.255cm" svg:y="8.2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2" draw:layer="layout" svg:width="2.032cm" svg:height="2.667cm" svg:x="10.576cm" svg:y="15.07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3" draw:text-style-name="P1" draw:layer="layout" svg:width="3.175cm" svg:height="2.032cm" svg:x="9.763cm" svg:y="8.74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3.302cm" svg:height="1.673cm" svg:x="9.763cm" svg:y="8.852cm">
            <draw:text-box>
              <text:p text:style-name="P3">RAM Cache</text:p>
            </draw:text-box>
          </draw:frame>
          <draw:frame draw:style-name="gr4" draw:text-style-name="P4" draw:layer="layout" svg:width="3.302cm" svg:height="1.673cm" svg:x="9.763cm" svg:y="11.068cm">
            <draw:text-box>
              <text:p text:style-name="P3">Active Node</text:p>
            </draw:text-box>
          </draw:frame>
          <draw:g>
            <draw:custom-shape draw:style-name="gr8" draw:text-style-name="P1" draw:layer="layout" svg:width="1.016cm" svg:height="1.016cm" svg:x="12.239cm" svg:y="10.2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" draw:text-style-name="P9" draw:layer="layout" svg:width="1.016cm" svg:height="0.889cm" svg:x="12.239cm" svg:y="10.335cm">
              <draw:text-box>
                <text:p text:style-name="P3"><text:span text:style-name="T2">2</text:span></text:p>
              </draw:text-box>
            </draw:frame>
          </draw:g>
          <draw:line draw:style-name="gr10" draw:text-style-name="P10" draw:layer="layout" svg:x1="11.592cm" svg:y1="13.192cm" svg:x2="11.592cm" svg:y2="15.097cm">
            <text:p/>
          </draw:line>
          <draw:g>
            <draw:custom-shape draw:style-name="gr8" draw:text-style-name="P1" draw:layer="layout" svg:width="1.016cm" svg:height="1.016cm" svg:x="12.239cm" svg:y="14.8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" draw:text-style-name="P9" draw:layer="layout" svg:width="1.016cm" svg:height="0.889cm" svg:x="12.239cm" svg:y="14.907cm">
              <draw:text-box>
                <text:p text:style-name="P3"><text:span text:style-name="T2">3</text:span></text:p>
              </draw:text-box>
            </draw:frame>
          </draw:g>
        </draw:g>
        <draw:custom-shape draw:style-name="gr14" draw:text-style-name="P7" draw:layer="layout" svg:width="5.461cm" svg:height="2.667cm" svg:x="22.717cm" svg:y="9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4" draw:layer="layout" svg:width="4.826cm" svg:height="1.778cm" svg:x="22.971cm" svg:y="10.017cm">
          <draw:text-box>
            <text:p text:style-name="P3">Remote XDCR Cluster</text:p>
          </draw:text-box>
        </draw:frame>
        <draw:line draw:style-name="gr16" draw:text-style-name="P11" draw:layer="layout" svg:x1="21.32cm" svg:y1="10.906cm" svg:x2="22.717cm" svg:y2="10.906cm">
          <text:p/>
        </draw:line>
        <draw:g>
          <draw:custom-shape draw:style-name="gr8" draw:text-style-name="P1" draw:layer="layout" svg:width="1.016cm" svg:height="1.016cm" svg:x="22.336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9" draw:layer="layout" svg:width="1.016cm" svg:height="0.889cm" svg:x="22.336cm" svg:y="9.065cm">
            <draw:text-box>
              <text:p text:style-name="P3"><text:span text:style-name="T2">7</text:span></text:p>
            </draw:text-box>
          </draw:frame>
        </draw:g>
        <draw:custom-shape draw:style-name="gr17" draw:text-style-name="P7" draw:layer="layout" svg:width="5.461cm" svg:height="4.191cm" svg:x="1.381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4.445cm" svg:height="1.673cm" svg:x="1.889cm" svg:y="9.614cm">
          <draw:text-box>
            <text:p text:style-name="P3">External DCP Clients</text:p>
          </draw:text-box>
        </draw:frame>
        <draw:frame draw:style-name="gr18" draw:text-style-name="P6" draw:layer="layout" svg:width="4.826cm" svg:height="2.455cm" svg:x="2.143cm" svg:y="11.287cm">
          <draw:text-box>
            <text:list text:style-name="L2">
              <text:list-item>
                <text:p text:style-name="P5"><text:span text:style-name="T1">Backup</text:span></text:p>
              </text:list-item>
              <text:list-item>
                <text:p text:style-name="P5"><text:span text:style-name="T1">Sync Gateway</text:span></text:p>
              </text:list-item>
              <text:list-item>
                <text:p text:style-name="P5"><text:span text:style-name="T1">Connectors</text:span></text:p>
              </text:list-item>
            </text:list>
          </draw:text-box>
        </draw:frame>
        <draw:line draw:style-name="gr16" draw:text-style-name="P11" draw:layer="layout" svg:x1="9.254cm" svg:y1="12.049cm" svg:x2="6.841cm" svg:y2="12.049cm">
          <text:p/>
        </draw:line>
        <draw:g>
          <draw:custom-shape draw:style-name="gr8" draw:text-style-name="P1" draw:layer="layout" svg:width="1.016cm" svg:height="1.016cm" svg:x="6.588cm" svg:y="10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9" draw:layer="layout" svg:width="1.016cm" svg:height="0.889cm" svg:x="6.588cm" svg:y="10.589cm">
            <draw:text-box>
              <text:p text:style-name="P3"><text:span text:style-name="T2">6</text:span></text:p>
            </draw:text-box>
          </draw:frame>
        </draw:g>
        <draw:g>
          <draw:custom-shape draw:style-name="gr8" draw:text-style-name="P1" draw:layer="layout" svg:width="1.016cm" svg:height="1.016cm" svg:x="16.113cm" svg:y="10.0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9" draw:layer="layout" svg:width="1.016cm" svg:height="0.889cm" svg:x="16.113cm" svg:y="10.081cm">
            <draw:text-box>
              <text:p text:style-name="P3"><text:span text:style-name="T2">4</text:span></text:p>
            </draw:text-box>
          </draw:frame>
        </draw:g>
        <draw:line draw:style-name="gr16" draw:text-style-name="P11" draw:layer="layout" svg:x1="13.573cm" svg:y1="12.303cm" svg:x2="15.351cm" svg:y2="12.303cm">
          <text:p/>
        </draw:line>
        <draw:line draw:style-name="gr16" draw:text-style-name="P11" draw:layer="layout" svg:x1="13.573cm" svg:y1="9.636cm" svg:x2="16.621cm" svg:y2="9.636cm">
          <text:p/>
        </draw:line>
        <draw:g>
          <draw:custom-shape draw:style-name="gr8" draw:text-style-name="P1" draw:layer="layout" svg:width="1.016cm" svg:height="1.016cm" svg:x="14.716cm" svg:y="12.8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9" draw:layer="layout" svg:width="1.016cm" svg:height="0.889cm" svg:x="14.716cm" svg:y="12.875cm">
            <draw:text-box>
              <text:p text:style-name="P3"><text:span text:style-name="T2">5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8-04-19T10:11:19.787366000</meta:creation-date>
    <dc:date>2018-04-19T10:45:58.594987000</dc:date>
    <meta:editing-duration>PT22M46S</meta:editing-duration>
    <meta:editing-cycles>5</meta:editing-cycles>
    <meta:generator>LibreOffice/6.3.2.2$MacOSX_X86_64 LibreOffice_project/98b30e735bda24bc04ab42594c85f7fd8be07b9c</meta:generator>
    <meta:document-statistic meta:object-count="46"/>
  </office:meta>
</office:document-meta>
</file>